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a784" officeooo:paragraph-rsid="0018a784"/>
    </style:style>
    <style:style style:name="P2" style:family="paragraph" style:parent-style-name="Standard">
      <style:paragraph-properties fo:text-align="justify" style:justify-single-word="false"/>
      <style:text-properties fo:font-size="14pt" officeooo:rsid="0018a784" officeooo:paragraph-rsid="0018a784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a784" officeooo:paragraph-rsid="0018a78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d4d4d4" loext:opacity="100%" style:font-name="Droid Sans Mono" fo:font-size="10.5pt" fo:font-weight="normal" officeooo:rsid="0018a784" officeooo:paragraph-rsid="0018a784" fo:background-color="#000000" style:font-size-asian="12.25pt" style:font-size-complex="14pt"/>
    </style:style>
    <style:style style:name="P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000000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JUSTANDO VÍDEO</text:p>
      <text:p text:style-name="P1"/>
      <text:p text:style-name="P2">1º) Colocar o video dentro de uma DIV;</text:p>
      <text:p text:style-name="P2">2º) Acrescentar uma Classe;</text:p>
      <text:p text:style-name="P2">3º) Colocar no arquivo de estilos no CSS:</text:p>
      <text:p text:style-name="P2"/>
      <text:p text:style-name="P4"><text:span text:style-name="T1">div.video</text:span>{ </text:p>
      <text:p text:style-name="P5"><text:span text:style-name="T2">padding</text:span>: <text:span text:style-name="T3">5px</text:span>;</text:p>
      <text:p text:style-name="P5"><text:span text:style-name="T2">padding-bottom</text:span>: <text:span text:style-name="T3">55%</text:span>;</text:p>
      <text:p text:style-name="P5"><text:span text:style-name="T2">position</text:span>: <text:span text:style-name="T4">relative</text:span>;</text:p>
      <text:p text:style-name="P5">}</text:p>
      <text:p text:style-name="P5"><text:span text:style-name="T1">div.video</text:span> &gt; <text:span text:style-name="T1">iframe</text:span>{</text:p>
      <text:p text:style-name="P5"><text:span text:style-name="T2">top</text:span>: <text:span text:style-name="T3">5%</text:span>;</text:p>
      <text:p text:style-name="P5"><text:span text:style-name="T2">left</text:span>: <text:span text:style-name="T3">5%</text:span>;</text:p>
      <text:p text:style-name="P5"><text:span text:style-name="T2">width</text:span>: <text:span text:style-name="T3">90%</text:span>;</text:p>
      <text:p text:style-name="P5"><text:span text:style-name="T2">height</text:span>: <text:span text:style-name="T3">90%</text:span>;</text:p>
      <text:p text:style-name="P5"><text:span text:style-name="T2">position</text:span>: <text:span text:style-name="T4">absolute</text:span>; </text:p>
      <text:p text:style-name="P5">}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20:06:19.305431154</meta:creation-date>
    <dc:date>2024-02-06T21:07:16.750643920</dc:date>
    <meta:editing-duration>PT3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44" meta:character-count="265" meta:non-whitespace-character-count="235"/>
  </office:meta>
</office:document-meta>
</file>